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50263834" calcext:value-type="float">
            <text:p>1,50263834</text:p>
          </table:table-cell>
          <table:table-cell office:value-type="float" office:value="0.4752177298" calcext:value-type="float">
            <text:p>0,4752177298</text:p>
          </table:table-cell>
          <table:table-cell office:value-type="float" office:value="0.00506500341" calcext:value-type="float">
            <text:p>0,0050650034</text:p>
          </table:table-cell>
          <table:table-cell office:value-type="float" office:value="0.0003005936742" calcext:value-type="float">
            <text:p>0,00030059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302" calcext:value-type="float">
            <text:p>69302</text:p>
          </table:table-cell>
          <table:table-cell office:value-type="float" office:value="1.485662937" calcext:value-type="float">
            <text:p>1,485662937</text:p>
          </table:table-cell>
          <table:table-cell office:value-type="float" office:value="0.4801644087" calcext:value-type="float">
            <text:p>0,4801644087</text:p>
          </table:table-cell>
          <table:table-cell office:value-type="float" office:value="0.001230610535" calcext:value-type="float">
            <text:p>0,0012306105</text:p>
          </table:table-cell>
          <table:table-cell table:style-name="ce1" office:value-type="float" office:value="0.0000884270994" calcext:value-type="float">
            <text:p>8,84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874" calcext:value-type="float">
            <text:p>69874</text:p>
          </table:table-cell>
          <table:table-cell office:value-type="float" office:value="1.203518391" calcext:value-type="float">
            <text:p>1,203518391</text:p>
          </table:table-cell>
          <table:table-cell office:value-type="float" office:value="0.5275021195" calcext:value-type="float">
            <text:p>0,5275021195</text:p>
          </table:table-cell>
          <table:table-cell office:value-type="float" office:value="0.0009281183593" calcext:value-type="float">
            <text:p>0,0009281184</text:p>
          </table:table-cell>
          <table:table-cell table:style-name="ce1" office:value-type="float" office:value="0.00005115613021" calcext:value-type="float">
            <text:p>5,1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55" calcext:value-type="float">
            <text:p>70255</text:p>
          </table:table-cell>
          <table:table-cell office:value-type="float" office:value="1.270065904" calcext:value-type="float">
            <text:p>1,270065904</text:p>
          </table:table-cell>
          <table:table-cell office:value-type="float" office:value="0.5191149712" calcext:value-type="float">
            <text:p>0,5191149712</text:p>
          </table:table-cell>
          <table:table-cell office:value-type="float" office:value="0.0007995348424" calcext:value-type="float">
            <text:p>0,0007995348</text:p>
          </table:table-cell>
          <table:table-cell table:style-name="ce1" office:value-type="float" office:value="0.00004361099127" calcext:value-type="float">
            <text:p>4,36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85" calcext:value-type="float">
            <text:p>70585</text:p>
          </table:table-cell>
          <table:table-cell office:value-type="float" office:value="1.374143243" calcext:value-type="float">
            <text:p>1,374143243</text:p>
          </table:table-cell>
          <table:table-cell office:value-type="float" office:value="0.5807194114" calcext:value-type="float">
            <text:p>0,5807194114</text:p>
          </table:table-cell>
          <table:table-cell office:value-type="float" office:value="0.0006728501176" calcext:value-type="float">
            <text:p>0,0006728501</text:p>
          </table:table-cell>
          <table:table-cell table:style-name="ce1" office:value-type="float" office:value="0.00002893979035" calcext:value-type="float">
            <text:p>2,89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900" calcext:value-type="float">
            <text:p>70900</text:p>
          </table:table-cell>
          <table:table-cell office:value-type="float" office:value="1.355097294" calcext:value-type="float">
            <text:p>1,355097294</text:p>
          </table:table-cell>
          <table:table-cell office:value-type="float" office:value="0.5691149235" calcext:value-type="float">
            <text:p>0,5691149235</text:p>
          </table:table-cell>
          <table:table-cell office:value-type="float" office:value="0.0005258002202" calcext:value-type="float">
            <text:p>0,0005258002</text:p>
          </table:table-cell>
          <table:table-cell table:style-name="ce1" office:value-type="float" office:value="0.00002160822805" calcext:value-type="float">
            <text:p>2,1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129" calcext:value-type="float">
            <text:p>71129</text:p>
          </table:table-cell>
          <table:table-cell office:value-type="float" office:value="1.324999213" calcext:value-type="float">
            <text:p>1,324999213</text:p>
          </table:table-cell>
          <table:table-cell office:value-type="float" office:value="0.597243607" calcext:value-type="float">
            <text:p>0,597243607</text:p>
          </table:table-cell>
          <table:table-cell office:value-type="float" office:value="0.0003446196206" calcext:value-type="float">
            <text:p>0,0003446196</text:p>
          </table:table-cell>
          <table:table-cell table:style-name="ce1" office:value-type="float" office:value="0.000007179575732" calcext:value-type="float">
            <text:p>7,18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339" calcext:value-type="float">
            <text:p>71339</text:p>
          </table:table-cell>
          <table:table-cell office:value-type="float" office:value="1.192013264" calcext:value-type="float">
            <text:p>1,192013264</text:p>
          </table:table-cell>
          <table:table-cell office:value-type="float" office:value="0.5915488601" calcext:value-type="float">
            <text:p>0,5915488601</text:p>
          </table:table-cell>
          <table:table-cell office:value-type="float" office:value="0.0004366874637" calcext:value-type="float">
            <text:p>0,0004366875</text:p>
          </table:table-cell>
          <table:table-cell table:style-name="ce1" office:value-type="float" office:value="0.000007158811059" calcext:value-type="float">
            <text:p>7,16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516" calcext:value-type="float">
            <text:p>71516</text:p>
          </table:table-cell>
          <table:table-cell office:value-type="float" office:value="1.688314199" calcext:value-type="float">
            <text:p>1,688314199</text:p>
          </table:table-cell>
          <table:table-cell office:value-type="float" office:value="0.4905790389" calcext:value-type="float">
            <text:p>0,4905790389</text:p>
          </table:table-cell>
          <table:table-cell office:value-type="float" office:value="0.0006355689839" calcext:value-type="float">
            <text:p>0,000635569</text:p>
          </table:table-cell>
          <table:table-cell table:style-name="ce1" office:value-type="float" office:value="0.00005712980055" calcext:value-type="float">
            <text:p>5,71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777" calcext:value-type="float">
            <text:p>71777</text:p>
          </table:table-cell>
          <table:table-cell office:value-type="float" office:value="1.389445424" calcext:value-type="float">
            <text:p>1,389445424</text:p>
          </table:table-cell>
          <table:table-cell office:value-type="float" office:value="0.5231645107" calcext:value-type="float">
            <text:p>0,5231645107</text:p>
          </table:table-cell>
          <table:table-cell office:value-type="float" office:value="0.0003273136099" calcext:value-type="float">
            <text:p>0,0003273136</text:p>
          </table:table-cell>
          <table:table-cell table:style-name="ce1" office:value-type="float" office:value="0.0000142310264" calcext:value-type="float">
            <text:p>1,42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785898209" calcext:value-type="float">
            <text:p>1,3785898209</text:p>
          </table:table-cell>
          <table:table-cell table:formula="of:=AVERAGE([.D2:.D11])" office:value-type="float" office:value="0.53543695808" calcext:value-type="float">
            <text:p>0,5354369581</text:p>
          </table:table-cell>
          <table:table-cell table:formula="of:=AVERAGE([.E2:.E11])" office:value-type="float" office:value="0.00109661071626" calcext:value-type="float">
            <text:p>0,0010966107</text:p>
          </table:table-cell>
          <table:table-cell table:formula="of:=AVERAGE([.F2:.F11])" office:value-type="float" office:value="0.0000620035127221" calcext:value-type="float">
            <text:p>6,20035127221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36:26.107367482</dc:date>
    <meta:document-statistic meta:table-count="1" meta:cell-count="70" meta:object-count="0"/>
    <meta:generator>LibreOffice/4.1.4.2$Linux_X86_64 LibreOffice_project/410m0$Build-2</meta:generator>
  </office:meta>
</office:document-meta>
</file>